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 svg:font-family="'Times new roma'"/>
    <style:font-face style:name="Times new Roman" svg:font-family="'Times new Roman'" style:font-family-generic="roman"/>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byssinica SIL" fo:font-size="24pt" style:text-underline-style="solid" style:text-underline-width="auto" style:text-underline-color="font-color" fo:font-weight="bold" officeooo:rsid="001722b0" officeooo:paragraph-rsid="001722b0"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Times new roma" fo:font-size="24pt" style:text-underline-style="solid" style:text-underline-width="auto" style:text-underline-color="font-color" fo:font-weight="bold" officeooo:rsid="001722b0" officeooo:paragraph-rsid="001722b0"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Times new roma" fo:font-size="12pt" style:text-underline-style="none" fo:font-weight="normal" officeooo:rsid="001722b0" officeooo:paragraph-rsid="001722b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style:text-underline-style="none" fo:font-weight="normal" officeooo:rsid="001722b0" officeooo:paragraph-rsid="001722b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017cc35" officeooo:paragraph-rsid="0017cc35"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722b0" officeooo:paragraph-rsid="001722b0"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1722b0" officeooo:paragraph-rsid="001722b0"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text-line-through-style="none" style:text-line-through-type="none" style:font-name="Times new Roman" fo:font-size="12pt" style:text-underline-style="none" fo:font-weight="normal" officeooo:rsid="0017cc35" officeooo:paragraph-rsid="0017cc35"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style:text-line-through-type="none" style:font-name="Times new Roman" fo:font-size="12pt" style:text-underline-style="none" fo:font-weight="normal" officeooo:rsid="001722b0" officeooo:paragraph-rsid="001722b0"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1722b0" officeooo:paragraph-rsid="00186c48"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01722b0" officeooo:paragraph-rsid="0018d1dd"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text-line-through-style="none" style:text-line-through-type="none"/>
    </style:style>
    <style:style style:name="T3" style:family="text">
      <style:text-properties style:text-line-through-style="none" style:text-line-through-type="none" fo:font-weight="bold" style:font-weight-asian="bold" style:font-weight-complex="bold"/>
    </style:style>
    <style:style style:name="T4" style:family="text">
      <style:text-properties style:text-line-through-style="none" style:text-line-through-type="none" fo:font-weight="bold" officeooo:rsid="0018d1dd" style:font-weight-asian="bold" style:font-weight-complex="bold"/>
    </style:style>
    <style:style style:name="T5" style:family="text">
      <style:text-properties style:text-line-through-style="none" style:text-line-through-type="none" officeooo:rsid="0017cc35"/>
    </style:style>
    <style:style style:name="T6" style:family="text">
      <style:text-properties style:text-line-through-style="none" style:text-line-through-type="none" officeooo:rsid="00186c48"/>
    </style:style>
    <style:style style:name="T7" style:family="text">
      <style:text-properties style:text-line-through-style="none" style:text-line-through-type="none" officeooo:rsid="0018d1dd"/>
    </style:style>
    <style:style style:name="T8" style:family="text">
      <style:text-properties style:text-line-through-style="none" style:text-line-through-type="none" officeooo:rsid="0018e1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Miguel Ángel Liaño</text:p>
      <text:p text:style-name="P3">Francisco Javier Nanclares</text:p>
      <text:p text:style-name="P1"/>
      <text:p text:style-name="P1">EJERCICIOS DE CAPTURA DE TRÁFICO-WIRESHARK</text:p>
      <text:p text:style-name="P1"/>
      <text:p text:style-name="P7">Ejercicio1:</text:p>
      <text:p text:style-name="P4">Comenzamos abriendo la shell y ejecutamos wireshark con el comando <text:span text:style-name="T1">$ sudo wireshark-gtk</text:span> para poder realizar una captura en vivo, una vez abierto elegimos la interfaz por donde vamos a capturar el tráfico de paquetes.</text:p>
      <text:p text:style-name="P4">Comenzamos a capturar dicho tráfico pulsando el botón ‘Start’ y en una nueva terminal ejecutamos el comando <text:span text:style-name="T1">$ sudo hping3 -S </text:span><text:span text:style-name="T3">p 80 </text:span><text:a xlink:type="simple" xlink:href="http://www.uam.es/" text:style-name="Internet_20_link" text:visited-style-name="Visited_20_Internet_20_Link"><text:span text:style-name="T3">www.uam.es</text:span></text:a><text:span text:style-name="T2">, tras unos segundos paramos la captura pulsando el botón ‘Stop’, analizamos el tráfico a partir de la información facilitada por wireshark como el número del paquete, tiempo, fuente, destino, protocolo… A continuación guardamos la traza en un fichero con extensión .pcap (no pcapng).</text:span></text:p>
      <text:p text:style-name="P4"><text:span text:style-name="T2">Cerramos wireshark y lo volvemos a abrir con el fichero guardado </text:span><text:span text:style-name="T5">previamente, </text:span><text:span text:style-name="T2">donde se muestra de nuevo la información anterior, añadimos dos nuevas columnas (PO y PD) y ordenamos en orden descendiente con respecto a PO, </text:span><text:span text:style-name="T5">en mi caso uno de los paquetes tiene el valor PO=53, con la siguiente información:</text:span></text:p>
      <text:p text:style-name="P5"><text:span text:style-name="T2">No. = 4, Time = 0.006123, Source = 192.168.27.2, Destination = 192.138.27.128, Protocol = DNS, Length = 97, PO = 53, PD = 54150, Info = Standar Query response 0x3245 A </text:span><text:a xlink:type="simple" xlink:href="http://www.uam.es/" text:style-name="Internet_20_link" text:visited-style-name="Visited_20_Internet_20_Link"><text:span text:style-name="T2">www.uam.es</text:span></text:a><text:span text:style-name="T2"> A 150.244.214.237 OPT.</text:span></text:p>
      <text:p text:style-name="P8"/>
      <text:p text:style-name="P10"><text:span text:style-name="T2">Ejercicio</text:span><text:span text:style-name="T6">2</text:span><text:span text:style-name="T2">:</text:span></text:p>
      <text:p text:style-name="P11"><text:span text:style-name="T7">En este apartado nos solicitan capturar tráfico, para ello iniciamos la captura y comenzamos a generar tráfico con el navegador, para realizar el filtrado solicitado (por ip y tamaño del paquete mayor a 1000 bytes) para ello usamos la siguiente expresión, es importante destacar que es necesario añadir la columna ip ya que por defecto no se encuentra visible:</text:span></text:p>
      <text:p text:style-name="P11"><text:span text:style-name="T7"><text:tab/>1.- frame.len &gt; 1000 &amp;&amp; ip</text:span></text:p>
      <text:p text:style-name="P11"><text:span text:style-name="T7"><text:tab/>2.- Para este apartado abría que realizar el mismo filtro realizado en el apartado anterior pero en este caso se aplicaría un filtro de captura (en el caso anterior era de visualización) , para ello antes de realizar la captura usaremos la opción </text:span><text:span text:style-name="T4">“Capture Filter”</text:span><text:span text:style-name="T7"> obteniendo así los paquetes deseados.</text:span></text:p>
      <text:p text:style-name="P11"><text:span text:style-name="T7"><text:tab/>3.-</text:span><text:span text:style-name="T8">El primer paquete tiene una longitud de 95 bytes la cual es mucho mayor a la de los siguientes 5 paquetes: 95, 253, 277, 74 y 60 bytes respectivamente, por lo general este primer paquete tendrá una longitud similar a los siguientes paquetes.</text:span></text:p>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 svg:font-family="'Times new roma'"/>
    <style:font-face style:name="Times new Roman" svg:font-family="'Times new Roman'" style:font-family-generic="roman"/>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5T12:42:49.001103630</meta:creation-date>
    <dc:date>2019-10-07T12:22:49.119260892</dc:date>
    <meta:editing-duration>PT13M30S</meta:editing-duration>
    <meta:editing-cycles>3</meta:editing-cycles>
    <meta:generator>LibreOffice/6.0.7.3$Linux_X86_64 LibreOffice_project/00m0$Build-3</meta:generator>
    <meta:document-statistic meta:table-count="0" meta:image-count="0" meta:object-count="0" meta:page-count="1" meta:paragraph-count="13" meta:word-count="359" meta:character-count="2186" meta:non-whitespace-character-count="1837"/>
  </office:meta>
</office:document-meta>
</file>